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2" style:family="table" style:master-page-name="">
      <style:table-properties style:width="25.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5.697cm"/>
    </style:style>
    <style:style style:name="Tabla2.B" style:family="table-column">
      <style:table-column-properties style:column-width="7.001cm"/>
    </style:style>
    <style:style style:name="Tabla2.D" style:family="table-column">
      <style:table-column-properties style:column-width="2cm"/>
    </style:style>
    <style:style style:name="Tabla2.E" style:family="table-column">
      <style:table-column-properties style:column-width="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15" style:family="table-row">
      <style:table-row-properties fo:background-color="transparent" fo:keep-together="auto">
        <style:background-image/>
      </style:table-row-properties>
    </style:style>
    <style:style style:name="Tabla2.A16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16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H25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5" style:family="paragraph" style:parent-style-name="Header">
      <style:text-properties fo:font-size="8pt" officeooo:rsid="0048d237" officeooo:paragraph-rsid="0003800d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03800d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03800d" style:font-size-asian="8pt" style:font-size-complex="8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2" style:font-size-complex="9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" style:font-size-complex="9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2" style:font-size-complex="9pt"/>
    </style:style>
    <style:style style:name="P13" style:family="paragraph" style:parent-style-name="Standard">
      <style:text-properties officeooo:paragraph-rsid="0003800d"/>
    </style:style>
    <style:style style:name="P14" style:family="paragraph" style:parent-style-name="Standard">
      <style:paragraph-properties fo:text-align="justify" style:justify-single-wor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17" style:family="paragraph" style:parent-style-name="Standard">
      <style:paragraph-properties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19" style:family="paragraph" style:parent-style-name="Standard">
      <style:paragraph-properties style:line-height-at-least="0.353cm" fo:text-align="justify" style:justify-single-wor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20" style:family="paragraph" style:parent-style-name="Standard">
      <style:text-properties style:font-name="Calibri1" fo:font-size="9pt" officeooo:paragraph-rsid="0003800d" style:font-size-asian="9pt" style:font-size-complex="9pt"/>
    </style:style>
    <style:style style:name="P21" style:family="paragraph" style:parent-style-name="Standard">
      <style:text-properties style:use-window-font-color="true" style:font-name="Times New Roman" fo:font-size="8pt" fo:language="es" fo:country="ES" officeooo:rsid="0048d237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22" style:family="paragraph" style:parent-style-name="Texto_20_independiente_20_2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2" style:font-size-complex="9pt"/>
    </style:style>
    <style:style style:name="P23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2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language="ca" fo:country="ES" officeooo:paragraph-rsid="0003800d"/>
    </style:style>
    <style:style style:name="P26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 officeooo:paragraph-rsid="0003800d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" style:font-size-complex="9pt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33" style:family="paragraph" style:parent-style-name="Texto_20_independiente_20_3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4" style:family="paragraph" style:parent-style-name="Table_20_Contents">
      <style:paragraph-properties fo:text-align="justify" style:justify-single-word="false" style:snap-to-layout-grid="false"/>
      <style:text-properties style:font-name="Calibri2" fo:font-size="10pt" fo:language="ca" fo:country="ES" officeooo:paragraph-rsid="0003800d" style:font-size-asian="10pt" style:font-name-complex="Calibri2" style:font-size-complex="10pt"/>
    </style:style>
    <style:style style:name="P35" style:family="paragraph" style:parent-style-name="Table_20_Contents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36" style:family="paragraph" style:parent-style-name="_31__20_cabecera">
      <style:text-properties fo:language="ca" fo:country="ES" officeooo:paragraph-rsid="0003800d"/>
    </style:style>
    <style:style style:name="P37" style:family="paragraph" style:parent-style-name="_31__20_Cabecera">
      <style:text-properties fo:language="ca" fo:country="ES" officeooo:paragraph-rsid="0003800d"/>
    </style:style>
    <style:style style:name="P38" style:family="paragraph" style:parent-style-name="_34__20_competencias">
      <style:text-properties fo:language="ca" fo:country="ES" officeooo:paragraph-rsid="0003800d"/>
    </style:style>
    <style:style style:name="P39" style:family="paragraph" style:parent-style-name="_34__20_competencias">
      <style:text-properties style:font-name="Calibri1" fo:font-size="9pt" fo:language="ca" fo:country="ES" officeooo:paragraph-rsid="0003800d" style:font-size-asian="9pt" style:font-size-complex="9pt"/>
    </style:style>
    <style:style style:name="P40" style:family="paragraph" style:parent-style-name="_33__20_gris">
      <style:text-properties fo:language="ca" fo:country="ES" officeooo:rsid="00177621" officeooo:paragraph-rsid="0003800d"/>
    </style:style>
    <style:style style:name="P41" style:family="paragraph" style:parent-style-name="_33__20_gris">
      <style:text-properties fo:language="ca" fo:country="ES" officeooo:paragraph-rsid="0003800d"/>
    </style:style>
    <style:style style:name="P42" style:family="paragraph" style:parent-style-name="_33__20_gris">
      <style:text-properties fo:font-size="9pt" fo:language="ca" fo:country="ES" officeooo:rsid="00177621" officeooo:paragraph-rsid="0003800d" style:font-size-asian="9pt" style:font-size-complex="9pt"/>
    </style:style>
    <style:style style:name="P43" style:family="paragraph" style:parent-style-name="Texto_20_independiente_20_3">
      <style:paragraph-properties fo:text-align="justify" style:justify-single-word="false" style:snap-to-layout-grid="false"/>
      <style:text-properties fo:language="ca" fo:country="ES" officeooo:paragraph-rsid="0003800d"/>
    </style:style>
    <style:style style:name="P44" style:family="paragraph" style:parent-style-name="Texto_20_independiente_20_3">
      <style:paragraph-properties fo:text-align="justify" style:justify-single-word="false" style:snap-to-layout-grid="false"/>
      <style:text-properties style:font-name="Calibri1" fo:font-size="9pt" fo:language="ca" fo:country="ES" fo:font-weight="bold" officeooo:paragraph-rsid="0003800d" style:font-size-asian="9pt" style:font-weight-asian="bold" style:font-name-complex="Calibri2" style:font-size-complex="9pt" style:font-weight-complex="bold"/>
    </style:style>
    <style:style style:name="P45" style:family="paragraph" style:parent-style-name="Texto_20_independiente_20_2">
      <style:paragraph-properties fo:text-align="center" style:justify-single-word="false" style:snap-to-layout-grid="false"/>
      <style:text-properties fo:color="#ffffff" style:font-name="Calibri" fo:font-size="12pt" fo:language="ca" fo:country="ES" officeooo:rsid="00177621" officeooo:paragraph-rsid="0003800d" style:font-name-asian="SimSun" style:font-size-asian="12pt" style:font-name-complex="Calibri" style:font-size-complex="12pt"/>
    </style:style>
    <style:style style:name="P46" style:family="paragraph" style:parent-style-name="western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officeooo:rsid="00177621" officeooo:paragraph-rsid="0003800d" style:font-name-asian="SimSun" style:font-size-asian="12pt" style:font-name-complex="Calibri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48" style:family="paragraph" style:parent-style-name="_31__20_Cabecera">
      <style:text-properties fo:font-size="12pt" fo:language="ca" fo:country="ES" fo:font-weight="normal" officeooo:paragraph-rsid="0003800d" style:font-size-asian="12pt" style:font-weight-asian="normal" style:font-size-complex="12pt" style:font-weight-complex="normal"/>
    </style:style>
    <style:style style:name="P49" style:family="paragraph" style:parent-style-name="_33__20_gris">
      <style:text-properties fo:language="ca" fo:country="ES" fo:font-weight="bold" officeooo:rsid="00177621" officeooo:paragraph-rsid="0003800d" style:font-name-asian="SimSun"/>
    </style:style>
    <style:style style:name="P50" style:family="paragraph" style:parent-style-name="_33__20_gris">
      <style:text-properties fo:language="ca" fo:country="ES" fo:font-weight="bold" officeooo:paragraph-rsid="0003800d" style:font-name-asian="SimSun"/>
    </style:style>
    <style:style style:name="P51" style:family="paragraph" style:parent-style-name="_33__20_gris">
      <style:text-properties fo:font-size="9pt" fo:language="ca" fo:country="ES" fo:font-weight="bold" officeooo:rsid="00177621" officeooo:paragraph-rsid="0003800d" style:font-name-asian="SimSun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2" style:font-name-complex="Calibri2"/>
    </style:style>
    <style:style style:name="T4" style:family="text">
      <style:text-properties style:font-name="Calibri2" fo:font-size="11pt" fo:font-weight="bold" style:font-size-asian="11pt" style:font-weight-asian="bold" style:font-name-complex="Calibri2" style:font-size-complex="11pt" style:font-weight-complex="bold"/>
    </style:style>
    <style:style style:name="T5" style:family="text">
      <style:text-properties style:font-name="Calibri2" fo:font-size="11pt" style:font-size-asian="11pt" style:font-weight-asian="bold" style:font-name-complex="Calibri2" style:font-size-complex="11pt" style:font-weight-complex="bold"/>
    </style:style>
    <style:style style:name="T6" style:family="text">
      <style:text-properties fo:color="#000000" style:font-name="Calibri2" fo:font-size="9pt" style:font-size-asian="9pt" style:font-name-complex="Calibri2" style:font-size-complex="9pt"/>
    </style:style>
    <style:style style:name="T7" style:family="text">
      <style:text-properties fo:color="#000000" style:font-name="Calibri2" fo:font-size="9pt" fo:font-weight="bold" style:font-size-asian="9pt" style:font-weight-asian="bold" style:font-name-complex="Calibri2" style:font-size-complex="9pt"/>
    </style:style>
    <style:style style:name="T8" style:family="text">
      <style:text-properties fo:color="#000000" style:font-name="Calibri2" fo:font-size="9pt" fo:font-weight="bold" style:font-size-asian="9pt" style:font-weight-asian="bold" style:font-name-complex="Calibri2" style:font-size-complex="9pt" style:font-weight-complex="bold"/>
    </style:style>
    <style:style style:name="T9" style:family="text">
      <style:text-properties fo:color="#000000" style:font-name="Calibri2" fo:font-size="9pt" fo:font-weight="bold" style:font-name-asian="Arial" style:font-size-asian="9pt" style:font-weight-asian="bold" style:font-name-complex="Calibri2" style:font-size-complex="9pt" style:font-weight-complex="bold"/>
    </style:style>
    <style:style style:name="T10" style:family="text">
      <style:text-properties fo:color="#000000" style:font-name="Calibri2" fo:font-size="9pt" style:font-name-asian="Arial" style:font-size-asian="9pt" style:font-name-complex="Calibri2" style:font-size-complex="9pt"/>
    </style:style>
    <style:style style:name="T11" style:family="text">
      <style:text-properties fo:color="#000000" style:font-name="Calibri2" fo:font-size="9pt" style:text-underline-style="none" fo:font-weight="bold" style:font-size-asian="9pt" style:font-weight-asian="bold" style:font-name-complex="Calibri2" style:font-size-complex="9pt"/>
    </style:style>
    <style:style style:name="T12" style:family="text">
      <style:text-properties fo:color="#000000" style:font-name="Calibri2" fo:font-size="9pt" style:text-underline-style="none" fo:font-weight="bold" fo:background-color="transparent" loext:char-shading-value="0" style:font-size-asian="9pt" style:font-weight-asian="bold" style:font-name-complex="Calibri2" style:font-size-complex="9pt" style:font-weight-complex="bold"/>
    </style:style>
    <style:style style:name="T13" style:family="text">
      <style:text-properties fo:color="#000000" style:font-name-complex="Calibri"/>
    </style:style>
    <style:style style:name="T14" style:family="text">
      <style:text-properties fo:color="#000000" style:font-name-complex="Calibri2"/>
    </style:style>
    <style:style style:name="T15" style:family="text">
      <style:text-properties fo:color="#000000" fo:font-weight="bold" style:font-weight-asian="bold" style:font-name-complex="Calibri2"/>
    </style:style>
    <style:style style:name="T16" style:family="text">
      <style:text-properties fo:color="#000000" fo:font-weight="bold" style:font-weight-asian="bold" style:font-name-complex="Calibri2" style:font-weight-complex="bold"/>
    </style:style>
    <style:style style:name="T17" style:family="text">
      <style:text-properties fo:color="#000000" fo:font-weight="bold" style:font-weight-asian="bold" style:font-name-complex="Calibri"/>
    </style:style>
    <style:style style:name="T18" style:family="text">
      <style:text-properties fo:color="#000000" fo:font-weight="bold" style:font-name-asian="Arial" style:font-weight-asian="bold" style:font-name-complex="Calibri2" style:font-weight-complex="bold"/>
    </style:style>
    <style:style style:name="T19" style:family="text">
      <style:text-properties fo:color="#000000" fo:font-weight="normal" style:font-weight-asian="normal" style:font-name-complex="Calibri2" style:font-weight-complex="normal"/>
    </style:style>
    <style:style style:name="T20" style:family="text">
      <style:text-properties fo:color="#000000" style:font-name-asian="Arial" style:font-name-complex="Calibri2"/>
    </style:style>
    <style:style style:name="T21" style:family="text">
      <style:text-properties fo:color="#000000" style:font-name-asian="Lucida Sans Unicode" style:font-name-complex="Calibri2"/>
    </style:style>
    <style:style style:name="T22" style:family="text">
      <style:text-properties fo:color="#000000" style:text-underline-style="none" fo:background-color="transparent" loext:char-shading-value="0" style:font-name-complex="Calibri2"/>
    </style:style>
    <style:style style:name="T23" style:family="text">
      <style:text-properties fo:color="#000000" style:text-underline-style="none" fo:font-weight="bold" style:font-weight-asian="bold" style:font-name-complex="Calibri2"/>
    </style:style>
    <style:style style:name="T24" style:family="text">
      <style:text-properties fo:color="#000000" style:text-underline-style="solid" style:text-underline-width="auto" style:text-underline-color="font-color" style:font-name-complex="Calibri2"/>
    </style:style>
    <style:style style:name="T25" style:family="text">
      <style:text-properties fo:color="#000000" style:text-underline-style="solid" style:text-underline-width="auto" style:text-underline-color="font-color" fo:background-color="transparent" loext:char-shading-value="0" style:font-name-complex="Calibri2"/>
    </style:style>
    <style:style style:name="T26" style:family="text">
      <style:text-properties fo:color="#00000a" fo:font-weight="normal" style:font-weight-asian="normal" style:font-name-complex="Calibri2" style:font-weight-complex="normal"/>
    </style:style>
    <style:style style:name="T27" style:family="text">
      <style:text-properties fo:color="#00000a" fo:font-weight="bold" style:font-weight-asian="bold" style:font-name-complex="Calibri2" style:font-weight-complex="bold"/>
    </style:style>
    <style:style style:name="T28" style:family="text">
      <style:text-properties fo:color="#00000a" style:font-name-complex="Calibri2"/>
    </style:style>
    <style:style style:name="T29" style:family="text">
      <style:text-properties style:text-position="super 58%"/>
    </style:style>
    <style:style style:name="T30" style:family="text">
      <style:text-properties style:text-position="0% 100%"/>
    </style:style>
    <style:style style:name="T31" style:family="text">
      <style:text-properties style:font-name-complex="Calibri"/>
    </style:style>
    <style:style style:name="T32" style:family="text">
      <style:text-properties style:font-name-complex="Calibri2"/>
    </style:style>
    <style:style style:name="T33" style:family="text">
      <style:text-properties fo:font-weight="bold" style:font-weight-asian="bold" style:font-name-complex="Calibri2" style:font-weight-complex="bold"/>
    </style:style>
    <style:style style:name="T34" style:family="text">
      <style:text-properties fo:font-weight="normal" style:font-weight-asian="normal" style:font-name-complex="Calibri2" style:font-weight-complex="normal"/>
    </style:style>
    <style:style style:name="T35" style:family="text">
      <style:text-properties officeooo:rsid="0003800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section text:style-name="Sect1" text:name="Secció1">
        <text:p text:style-name="P5">1. Competència en comunicació lingüística CCLI</text:p>
        <text:p text:style-name="P5">2. Competència matemàtica i competència bàsica en ciència i tecnologia CMCT</text:p>
        <text:p text:style-name="P5">3. Competència digital CD</text:p>
        <text:p text:style-name="P5">4. Competència per aprendre a aprendre CAA</text:p>
        <text:p text:style-name="P5">5. Consciència i expressions culturals CEC</text:p>
        <text:p text:style-name="P5">6. Sentit d'iniciativa i espírit emprenedor SIEE</text:p>
        <text:p text:style-name="P7">7. Competències socials i cíviques CSC</text:p>
        <text:p text:style-name="P7"/>
        <text:p text:style-name="P6">A: Aconseguit <text:s text:c="2"/>EP: En procés <text:s text:c="2"/>I: Iniciat</text:p>
        <text:p text:style-name="Standard"/>
      </text:section>
      <text:p text:style-name="P13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 table:number-columns-repeated="4"/>
        <table:table-row table:style-name="Tabla2.1">
          <table:table-cell table:style-name="Tabla2.A1" table:number-columns-spanned="4" office:value-type="string">
            <text:p text:style-name="P36">ÀREA: CIÈNCIES DE LA NATURALESA <text:s text:c="19"/>NIVELL: 2<text:span text:style-name="T29">n</text:span> EDUCACIÓ PRIMÀRIA</text:p>
          </table:table-cell>
          <table:covered-table-cell/>
          <table:covered-table-cell/>
          <table:covered-table-cell/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36"/>
          </table:table-cell>
          <table:table-cell table:style-name="Tabla2.H1" office:value-type="string">
            <text:p text:style-name="P36"/>
          </table:table-cell>
        </table:table-row>
        <table:table-row table:style-name="Tabla2.1">
          <table:table-cell table:style-name="Tabla2.A2" table:number-columns-spanned="4" office:value-type="string">
            <text:p text:style-name="P48">BLOC 1: INICIACIÓ A L’ACTIVITAT CIENTÍFICA</text:p>
          </table:table-cell>
          <table:covered-table-cell/>
          <table:covered-table-cell/>
          <table:covered-table-cell/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H2" office:value-type="string">
            <text:p text:style-name="P37"/>
          </table:table-cell>
        </table:table-row>
        <table:table-row table:style-name="Tabla2.1">
          <table:table-cell table:style-name="Tabla2.A3" office:value-type="string">
            <text:p text:style-name="P40">CONTINUGUTS</text:p>
          </table:table-cell>
          <table:table-cell table:style-name="Tabla2.A3" office:value-type="string">
            <text:p text:style-name="P41">CRITERIS D'AVALUACIÓ</text:p>
          </table:table-cell>
          <table:table-cell table:style-name="Tabla2.C3" office:value-type="string">
            <text:p text:style-name="P41"><text:span text:style-name="T3">INDICADORS </text:span><text:span text:style-name="T4">D'ÈXIT</text:span></text:p>
          </table:table-cell>
          <table:table-cell table:style-name="Tabla2.A3" office:value-type="string">
            <text:p text:style-name="P41">CCLV</text:p>
          </table:table-cell>
          <table:table-cell table:style-name="Tabla2.A3" office:value-type="string">
            <text:p text:style-name="P42">1<text:span text:style-name="T29">r</text:span> T</text:p>
          </table:table-cell>
          <table:table-cell table:style-name="Tabla2.A3" office:value-type="string">
            <text:p text:style-name="P42">2<text:span text:style-name="T29">n</text:span> T</text:p>
          </table:table-cell>
          <table:table-cell table:style-name="Tabla2.A3" office:value-type="string">
            <text:p text:style-name="P42">3<text:span text:style-name="T29">r</text:span> T</text:p>
          </table:table-cell>
          <table:table-cell table:style-name="Tabla2.H3" office:value-type="string">
            <text:p text:style-name="P42">FIN</text:p>
          </table:table-cell>
        </table:table-row>
        <table:table-row table:style-name="Tabla2.1">
          <table:table-cell table:style-name="Tabla2.A5" table:number-rows-spanned="2" office:value-type="string">
            <text:p text:style-name="P16"><text:span text:style-name="T13">Exploració i observació sistemàtica d’objectes i fenòmens de l’entorn</text:span><text:span text:style-name="T31"> escolar i familiar de l’alumnat.</text:span></text:p>
            <text:p text:style-name="P14">Ús, de manera guiada, de ferramentes de busca i visualització digital en dispositius de les TIC per a obtindre informació.</text:p>
            <text:p text:style-name="P9"/>
          </table:table-cell>
          <table:table-cell table:style-name="Tabla2.B5" table:number-rows-spanned="2" office:value-type="string">
            <text:p text:style-name="P10">2nCN.BL1.1 Formular preguntes amb l’ajuda del docent relacionades amb el ser humà i la salut, els sers vius, la matèria i l’energia i la tecnologia, determinar els conceptes clau i establir els mètodes i instruments més adequats.</text:p>
          </table:table-cell>
          <table:table-cell table:style-name="Tabla2.C4" office:value-type="string">
            <text:p text:style-name="P44">2nCN.BL1.1.1 Formula preguntes amb l’ajuda del docent, relacionades amb el ser humà i la salut, els sers vius, la matèria i l’energia i la tecnologia.</text:p>
          </table:table-cell>
          <table:table-cell table:style-name="Tabla2.D4" office:value-type="string">
            <text:p text:style-name="P39">CMCT</text:p>
            <text:p text:style-name="P39">CCLI</text:p>
            <text:p text:style-name="P39">CAA</text:p>
          </table:table-cell>
          <table:table-cell table:style-name="Tabla2.E4" office:value-type="string">
            <text:p text:style-name="P39"/>
          </table:table-cell>
          <table:table-cell table:style-name="Tabla2.F4" office:value-type="string">
            <text:p text:style-name="P39"/>
          </table:table-cell>
          <table:table-cell table:style-name="Tabla2.G4" office:value-type="string">
            <text:p text:style-name="P39"/>
          </table:table-cell>
          <table:table-cell table:style-name="Tabla2.H4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5" office:value-type="string">
            <text:p text:style-name="P16"><text:span text:style-name="T26">2nCN.BL1.1.2</text:span><text:span text:style-name="T27"> </text:span><text:span text:style-name="T28">Identifica els</text:span><text:span text:style-name="T27"> conceptes clau</text:span><text:span text:style-name="T28"> <text:s/>amb l'ajuda del docent, relacionats amb el </text:span><text:span text:style-name="T27">ser humà i la salut, els sers vius, la matèria i l'energia i la tecnologia</text:span><text:span text:style-name="T28"> a partir de les preguntes formulades.</text:span></text:p>
          </table:table-cell>
          <table:table-cell table:style-name="Tabla2.D5" office:value-type="string">
            <text:p text:style-name="P39">CMCT</text:p>
            <text:p text:style-name="P39">CAA</text:p>
          </table:table-cell>
          <table:table-cell table:style-name="Tabla2.E5" office:value-type="string">
            <text:p text:style-name="P39"/>
          </table:table-cell>
          <table:table-cell table:style-name="Tabla2.F5" office:value-type="string">
            <text:p text:style-name="P39"/>
          </table:table-cell>
          <table:table-cell table:style-name="Tabla2.G5" office:value-type="string">
            <text:p text:style-name="P39"/>
          </table:table-cell>
          <table:table-cell table:style-name="Tabla2.H5" office:value-type="string">
            <text:p text:style-name="P39"/>
          </table:table-cell>
        </table:table-row>
        <table:table-row table:style-name="Tabla2.1">
          <table:table-cell table:style-name="Tabla2.A7" table:number-rows-spanned="2" office:value-type="string">
            <text:p text:style-name="P15">Utilització de llistes, imatges i taules, així com d’esquemes senzills i imatges.</text:p>
            <text:p text:style-name="P16"><text:span text:style-name="T31">Emmagatzematge de la informació digital utilitzant aplicacions de gestió de la informació</text:span><text:span text:style-name="T13"> i un esquema de classificació molt senzill.</text:span></text:p>
            <text:p text:style-name="P9">Escolta de les aportacions alienes. Acceptació d’uns altres punts de vista.</text:p>
          </table:table-cell>
          <table:table-cell table:style-name="Tabla2.B7" table:number-rows-spanned="2" office:value-type="string">
            <text:p text:style-name="P10">2nCN.BL1.2 Obtindre informació a través de l’exploració, l’observació i la descripció sistemàtica de si mateixos i altres sers vius, dels objectes, elements i fenòmens que succeïxen en el seu entorn a partir d’un guió de preguntes elaborades per la classe, registrant la informació per mitjà de llistes, imatges i taules, utilitzant mitjans digitals d’emmagatzematge cuidant del seu bon ús i manteniment.</text:p>
          </table:table-cell>
          <table:table-cell table:style-name="Tabla2.C6" office:value-type="string">
            <text:p text:style-name="P16"><text:span text:style-name="T28">2nCN.BL1.2.1 Obté <text:s/>i selecciona informació </text:span><text:span text:style-name="T27">a partir d'un guió de preguntes elaborades per la classe </text:span><text:span text:style-name="T26">per mitjà de</text:span><text:span text:style-name="T28"> l'exploració, l'observació</text:span><text:span text:style-name="T27"> </text:span><text:span text:style-name="T26">i</text:span><text:span text:style-name="T28"> la </text:span><text:span text:style-name="T27">descripció sistemàtica</text:span><text:span text:style-name="T28"> de si mateixos i</text:span><text:span text:style-name="T27"> altres sers vius, dels objectes, elements i fenòmens que succeïxen en el seu entorn.</text:span></text:p>
          </table:table-cell>
          <table:table-cell table:style-name="Tabla2.D6" office:value-type="string">
            <text:p text:style-name="P39">CMCT</text:p>
            <text:p text:style-name="P39">CAA</text:p>
          </table:table-cell>
          <table:table-cell table:style-name="Tabla2.E6" office:value-type="string">
            <text:p text:style-name="P39"/>
          </table:table-cell>
          <table:table-cell table:style-name="Tabla2.F6" office:value-type="string">
            <text:p text:style-name="P39"/>
          </table:table-cell>
          <table:table-cell table:style-name="Tabla2.G6" office:value-type="string">
            <text:p text:style-name="P39"/>
          </table:table-cell>
          <table:table-cell table:style-name="Tabla2.H6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7" office:value-type="string">
            <text:p text:style-name="P16"><text:span text:style-name="T14">2nCN.BL1.2.2</text:span><text:span text:style-name="T16"> </text:span><text:span text:style-name="T14">Registra, amb les orientacions del professorat,</text:span><text:span text:style-name="T16"> </text:span><text:span text:style-name="T14">la informació obtinguda</text:span><text:span text:style-name="T16"> </text:span><text:span text:style-name="T19">per mitjà de</text:span><text:span text:style-name="T14"> </text:span><text:span text:style-name="T16">llistes, imatges o taules, </text:span><text:span text:style-name="T19">utilitzant</text:span><text:span text:style-name="T14"> mitjans digitals d'emmagatzematge i cuidant del seu bon ús i manteniment.</text:span></text:p>
          </table:table-cell>
          <table:table-cell table:style-name="Tabla2.D7" office:value-type="string">
            <text:p text:style-name="P39">CAA</text:p>
            <text:p text:style-name="P39">CD</text:p>
          </table:table-cell>
          <table:table-cell table:style-name="Tabla2.E7" office:value-type="string">
            <text:p text:style-name="P39"/>
          </table:table-cell>
          <table:table-cell table:style-name="Tabla2.F7" office:value-type="string">
            <text:p text:style-name="P39"/>
          </table:table-cell>
          <table:table-cell table:style-name="Tabla2.G7" office:value-type="string">
            <text:p text:style-name="P39"/>
          </table:table-cell>
          <table:table-cell table:style-name="Tabla2.H7" office:value-type="string">
            <text:p text:style-name="P39"/>
          </table:table-cell>
        </table:table-row>
        <text:soft-page-break/>
        <table:table-row table:style-name="Tabla2.1">
          <table:table-cell table:style-name="Tabla2.A8" office:value-type="string">
            <text:p text:style-name="P15">Realització de projectes d’experimentació i/o investigació sobre continguts científics.</text:p>
            <text:p text:style-name="P14">Desenrotllament d’hàbits de treball entorn de l’activitat científica. </text:p>
            <text:p text:style-name="P9">Lectura de textos propis de la temàtica a investigar.</text:p>
          </table:table-cell>
          <table:table-cell table:style-name="Tabla2.B8" office:value-type="string">
            <text:p text:style-name="P10">2nCN.BL1.3 Utilitzar llistes, esquemes senzills, o imatges per a establir fets rellevants i relacions entre ells per mitjà de la identificació de les idees i conceptes clau relacionats amb la indagació.</text:p>
          </table:table-cell>
          <table:table-cell table:style-name="Tabla2.C8" office:value-type="string">
            <text:p text:style-name="P16"><text:span text:style-name="T32">2nCN.BL1.3.1 Utilitza la informació registrada en llistes, imatges o taules per a</text:span><text:span text:style-name="T33"> destacar fets rellevants</text:span><text:span text:style-name="T32"> </text:span><text:span text:style-name="T33">relacionats amb les idees <text:s/>i conceptes clau </text:span><text:span text:style-name="T34">d'una</text:span><text:span text:style-name="T32"> indagació.</text:span></text:p>
          </table:table-cell>
          <table:table-cell table:style-name="Tabla2.D8" office:value-type="string">
            <text:p text:style-name="P39">CMCT</text:p>
            <text:p text:style-name="P39">CAA</text:p>
            <text:p text:style-name="P39">CCLI</text:p>
          </table:table-cell>
          <table:table-cell table:style-name="Tabla2.E8" office:value-type="string">
            <text:p text:style-name="P39"/>
          </table:table-cell>
          <table:table-cell table:style-name="Tabla2.F8" office:value-type="string">
            <text:p text:style-name="P39"/>
          </table:table-cell>
          <table:table-cell table:style-name="Tabla2.G8" office:value-type="string">
            <text:p text:style-name="P39"/>
          </table:table-cell>
          <table:table-cell table:style-name="Tabla2.H8" office:value-type="string">
            <text:p text:style-name="P39"/>
          </table:table-cell>
        </table:table-row>
        <table:table-row table:style-name="Tabla2.1">
          <table:table-cell table:style-name="Tabla2.A9" office:value-type="string">
            <text:p text:style-name="P15">Planificació creativa de projectes individuals o col·lectius.</text:p>
            <text:p text:style-name="P14">Exposició oral amb suports del resultat d’una experiència.</text:p>
            <text:p text:style-name="P9">Aportació d’idees pròpies constructives.</text:p>
          </table:table-cell>
          <table:table-cell table:style-name="Tabla2.B9" office:value-type="string">
            <text:p text:style-name="P9">2nCN.BL1.4 Comunicar oralment i per escrit les conclusions d’una experiència realitzada, després d’una planificació col·lectiva i amb el suport d’un guió.</text:p>
          </table:table-cell>
          <table:table-cell table:style-name="Tabla2.C9" office:value-type="string">
            <text:p text:style-name="P33"><text:span text:style-name="T28">2nCN.BL1.4.1 Comunica oralment i per escrit </text:span><text:span text:style-name="T27">les conclusions</text:span><text:span text:style-name="T28"> d’una experiència realitzada, després d’una planificació col·lectiva i </text:span><text:span text:style-name="T27">amb el suport d’un guió.</text:span></text:p>
          </table:table-cell>
          <table:table-cell table:style-name="Tabla2.D9" office:value-type="string">
            <text:p text:style-name="P39">CCLI</text:p>
            <text:p text:style-name="P39">CAA</text:p>
          </table:table-cell>
          <table:table-cell table:style-name="Tabla2.E9" office:value-type="string">
            <text:p text:style-name="P39"/>
          </table:table-cell>
          <table:table-cell table:style-name="Tabla2.F9" office:value-type="string">
            <text:p text:style-name="P39"/>
          </table:table-cell>
          <table:table-cell table:style-name="Tabla2.G9" office:value-type="string">
            <text:p text:style-name="P39"/>
          </table:table-cell>
          <table:table-cell table:style-name="Tabla2.H9" office:value-type="string">
            <text:p text:style-name="P39"/>
          </table:table-cell>
        </table:table-row>
        <table:table-row table:style-name="Tabla2.1">
          <table:table-cell table:style-name="Tabla2.A10" office:value-type="string">
            <text:p text:style-name="P15">Desenrotllament de projectes en equip de forma guiada complint amb la seua part del treball en tasques que impliquen diversos companys.</text:p>
            <text:p text:style-name="P14">Reconeixement del treball alié. Responsabilitat del treball personal per a aconseguir una meta col·lectiva.</text:p>
            <text:p text:style-name="P15">Diàleg entre iguals sota direcció.</text:p>
          </table:table-cell>
          <table:table-cell table:style-name="Tabla2.B10" office:value-type="string">
            <text:p text:style-name="P18">2nCN.BL1.5 Participar en equips de treball realitzant la part de la tasca assignada i col·laborant amb els altres membres del grup per a <text:s/>aconseguir metes.</text:p>
          </table:table-cell>
          <table:table-cell table:style-name="Tabla2.C10" office:value-type="string">
            <text:p text:style-name="P30"><text:span text:style-name="T20">2nCN.BL1.5.1 Realitza <text:s/>la part de la </text:span><text:span text:style-name="T18">tasca que li correspon</text:span><text:span text:style-name="T20"> en un equip de treball per a aconseguir metes comunes.</text:span></text:p>
          </table:table-cell>
          <table:table-cell table:style-name="Tabla2.D10" office:value-type="string">
            <text:p text:style-name="P39">CSC</text:p>
            <text:p text:style-name="P39">CAA</text:p>
            <text:p text:style-name="P39">SIEE</text:p>
          </table:table-cell>
          <table:table-cell table:style-name="Tabla2.E10" office:value-type="string">
            <text:p text:style-name="P39"/>
          </table:table-cell>
          <table:table-cell table:style-name="Tabla2.F10" office:value-type="string">
            <text:p text:style-name="P39"/>
          </table:table-cell>
          <table:table-cell table:style-name="Tabla2.G10" office:value-type="string">
            <text:p text:style-name="P39"/>
          </table:table-cell>
          <table:table-cell table:style-name="Tabla2.H10" office:value-type="string">
            <text:p text:style-name="P39"/>
          </table:table-cell>
        </table:table-row>
        <table:table-row table:style-name="Tabla2.1">
          <table:table-cell table:style-name="Tabla2.A12" table:number-rows-spanned="2" office:value-type="string">
            <text:p text:style-name="P15">Esforç, força de voluntat. </text:p>
            <text:p text:style-name="P14">Constància i hàbits de treball. </text:p>
            <text:p text:style-name="P11">Ús d’estratègies d’aprenentatge cooperatiu. Busca d’orientació o ajuda, quan en necessita.</text:p>
          </table:table-cell>
          <table:table-cell table:style-name="Tabla2.B12" table:number-rows-spanned="2" office:value-type="string">
            <text:p text:style-name="P12">2nCN.BL1.6 Seguir les instruccions de les tasques d'aprenentatge amb atenció i constància sense abandonar quan li costa realitzar-la, demanant ajuda si en necessita.</text:p>
          </table:table-cell>
          <table:table-cell table:style-name="Tabla2.C11" office:value-type="string">
            <text:p text:style-name="P30"><text:span text:style-name="T20">2nCN.BL1.6.1 Seguix amb atenció i </text:span><text:span text:style-name="T18">constància</text:span><text:span text:style-name="T20"> les </text:span><text:span text:style-name="T18">instruccions</text:span><text:span text:style-name="T20"> per a realitzar </text:span><text:span text:style-name="T18">una activitat d'aprenentatge</text:span><text:span text:style-name="T20"> senzilla.</text:span></text:p>
          </table:table-cell>
          <table:table-cell table:style-name="Tabla2.D11" office:value-type="string">
            <text:p text:style-name="P39">CAA</text:p>
            <text:p text:style-name="P39"/>
          </table:table-cell>
          <table:table-cell table:style-name="Tabla2.E11" office:value-type="string">
            <text:p text:style-name="P39"/>
          </table:table-cell>
          <table:table-cell table:style-name="Tabla2.F11" office:value-type="string">
            <text:p text:style-name="P39"/>
          </table:table-cell>
          <table:table-cell table:style-name="Tabla2.G11" office:value-type="string">
            <text:p text:style-name="P39"/>
          </table:table-cell>
          <table:table-cell table:style-name="Tabla2.H11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12" office:value-type="string">
            <text:p text:style-name="P30"><text:span text:style-name="T20">2nCN.BL1.6.2 </text:span><text:span text:style-name="T18">Demana ajuda</text:span><text:span text:style-name="T20"> a l'adult o als seus companys/es quan la necessita.</text:span></text:p>
          </table:table-cell>
          <table:table-cell table:style-name="Tabla2.D12" office:value-type="string">
            <text:p text:style-name="P39">CAA</text:p>
            <text:p text:style-name="P39"/>
          </table:table-cell>
          <table:table-cell table:style-name="Tabla2.E12" office:value-type="string">
            <text:p text:style-name="P39"/>
          </table:table-cell>
          <table:table-cell table:style-name="Tabla2.F12" office:value-type="string">
            <text:p text:style-name="P39"/>
          </table:table-cell>
          <table:table-cell table:style-name="Tabla2.G12" office:value-type="string">
            <text:p text:style-name="P39"/>
          </table:table-cell>
          <table:table-cell table:style-name="Tabla2.H12" office:value-type="string">
            <text:p text:style-name="P39"/>
          </table:table-cell>
        </table:table-row>
        <table:table-row table:style-name="Tabla2.1">
          <table:table-cell table:style-name="Tabla2.A14" table:number-rows-spanned="2" office:value-type="string">
            <text:p text:style-name="P15">Participació en la planificació.</text:p>
            <text:p text:style-name="P14">Aportació d’idees pròpies constructives.</text:p>
            <text:p text:style-name="P14">Responsabilitat del treball personal per a aconseguir una meta col·lectiva.</text:p>
            <text:p text:style-name="P14"><text:soft-page-break/>Planificació creativa de projectes individuals o col·lectius.</text:p>
            <text:p text:style-name="P11">Organització d’un projecte amb ajuda guiada.</text:p>
          </table:table-cell>
          <table:table-cell table:style-name="Tabla2.B14" table:number-rows-spanned="2" office:value-type="string">
            <text:p text:style-name="P12">2nCN.BL1.7 Participar en el procés de planificació del desenrotllament d'un producte o una tasca, ordenar amb ajuda els passos que cal seguir, reconéixer si els han realitzat correctament i expressar les seues opinions sobre el resultat.</text:p>
          </table:table-cell>
          <table:table-cell table:style-name="Tabla2.C13" office:value-type="string">
            <text:p text:style-name="P30"><text:span text:style-name="T20">2nCN.BL1.7.1 </text:span><text:span text:style-name="T18">Reconeix si ha seguit correctament els passos</text:span><text:span text:style-name="T20"> per al desenrotllament d'un producte o una tasca planificada de forma col·lectiva..</text:span></text:p>
          </table:table-cell>
          <table:table-cell table:style-name="Tabla2.D13" office:value-type="string">
            <text:p text:style-name="P39">CAA</text:p>
            <text:p text:style-name="P39">SIEE</text:p>
            <text:p text:style-name="P39"/>
          </table:table-cell>
          <table:table-cell table:style-name="Tabla2.E13" office:value-type="string">
            <text:p text:style-name="P39"/>
          </table:table-cell>
          <table:table-cell table:style-name="Tabla2.F13" office:value-type="string">
            <text:p text:style-name="P39"/>
          </table:table-cell>
          <table:table-cell table:style-name="Tabla2.G13" office:value-type="string">
            <text:p text:style-name="P39"/>
          </table:table-cell>
          <table:table-cell table:style-name="Tabla2.H13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14" office:value-type="string">
            <text:p text:style-name="P25"><text:span text:style-name="T10">2nCN.BL1.7.2 Descriu els passos que ha </text:span><text:soft-page-break/><text:span text:style-name="T10">seguit per a realitzar un producte o una tasca i dóna la seua opinió</text:span><text:span text:style-name="T9"> sobre la qualitat</text:span><text:span text:style-name="T10"> de realització de </text:span><text:span text:style-name="T9">cada un dels passos</text:span><text:span text:style-name="T10">.</text:span></text:p>
          </table:table-cell>
          <table:table-cell table:style-name="Tabla2.D14" office:value-type="string">
            <text:p text:style-name="P38">CAA</text:p>
            <text:p text:style-name="P38"><text:soft-page-break/>SIEE</text:p>
            <text:p text:style-name="P38"/>
          </table:table-cell>
          <table:table-cell table:style-name="Tabla2.E14" office:value-type="string">
            <text:p text:style-name="P38"/>
          </table:table-cell>
          <table:table-cell table:style-name="Tabla2.F14" office:value-type="string">
            <text:p text:style-name="P38"/>
          </table:table-cell>
          <table:table-cell table:style-name="Tabla2.G14" office:value-type="string">
            <text:p text:style-name="P38"/>
          </table:table-cell>
          <table:table-cell table:style-name="Tabla2.H14" office:value-type="string">
            <text:p text:style-name="P38"/>
          </table:table-cell>
        </table:table-row>
        <table:table-row table:style-name="Tabla2.15">
          <table:table-cell table:style-name="Tabla2.H2" table:number-columns-spanned="8" office:value-type="string">
            <text:p text:style-name="P45">BLOC 2: <text:s/>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5">
          <table:table-cell table:style-name="Tabla2.A16" office:value-type="string">
            <text:p text:style-name="P49">CONTINUGUTS</text:p>
          </table:table-cell>
          <table:table-cell table:style-name="Tabla2.A16" office:value-type="string">
            <text:p text:style-name="P50">CRITERIS D'AVALUACIÓ</text:p>
          </table:table-cell>
          <table:table-cell table:style-name="Tabla2.A16" office:value-type="string">
            <text:p text:style-name="P50"><text:span text:style-name="T3">INDICADORS </text:span><text:span text:style-name="T5">D'ÈXIT</text:span></text:p>
          </table:table-cell>
          <table:table-cell table:style-name="Tabla2.A16" office:value-type="string">
            <text:p text:style-name="P50">CCLV</text:p>
          </table:table-cell>
          <table:table-cell table:style-name="Tabla2.A16" office:value-type="string">
            <text:p text:style-name="P51">1<text:span text:style-name="T29">r</text:span> T</text:p>
          </table:table-cell>
          <table:table-cell table:style-name="Tabla2.A16" office:value-type="string">
            <text:p text:style-name="P51">2<text:span text:style-name="T29">n</text:span> T</text:p>
          </table:table-cell>
          <table:table-cell table:style-name="Tabla2.A16" office:value-type="string">
            <text:p text:style-name="P51">3<text:span text:style-name="T29">r</text:span> T</text:p>
          </table:table-cell>
          <table:table-cell table:style-name="Tabla2.H16" office:value-type="string">
            <text:p text:style-name="P51">FIN</text:p>
          </table:table-cell>
        </table:table-row>
        <table:table-row table:style-name="Tabla2.1">
          <table:table-cell table:style-name="Tabla2.A18" table:number-rows-spanned="2" office:value-type="string">
            <text:p text:style-name="P27">Característiques i parts principals del cos humà.</text:p>
            <text:p text:style-name="P28">Esquelet, musculatura, articulacions.</text:p>
            <text:p text:style-name="P29">Ús de material didàctic manipulable.</text:p>
          </table:table-cell>
          <table:table-cell table:style-name="Tabla2.B18" table:number-rows-spanned="2" office:value-type="string">
            <text:p text:style-name="P22">2nCN.BL2.1 Identificar i localitzar l’esquelet, musculatura i articulacions del cos humà, i reconéixer les seues característiques, per mitjà de l’ús de material didàctic manipulable.</text:p>
          </table:table-cell>
          <table:table-cell table:style-name="Tabla2.C17" office:value-type="string">
            <text:p text:style-name="P16"><text:span text:style-name="T14">2nCN.BL2.1.1</text:span><text:span text:style-name="T16"> </text:span><text:span text:style-name="T14">Identifica </text:span><text:span text:style-name="T16">l'esquelet</text:span><text:span text:style-name="T14">, la </text:span><text:span text:style-name="T16">musculatura i</text:span><text:span text:style-name="T14"> les</text:span><text:span text:style-name="T16"> articulacions del cos humà </text:span><text:span text:style-name="T19">per mitjà de</text:span><text:span text:style-name="T14"> l'ús de </text:span><text:span text:style-name="T16">material didàctic manipulable.</text:span></text:p>
          </table:table-cell>
          <table:table-cell table:style-name="Tabla2.D17" office:value-type="string">
            <text:p text:style-name="P39">CMCT</text:p>
            <text:p text:style-name="P39"/>
          </table:table-cell>
          <table:table-cell table:style-name="Tabla2.E17" office:value-type="string">
            <text:p text:style-name="P39"/>
          </table:table-cell>
          <table:table-cell table:style-name="Tabla2.F17" office:value-type="string">
            <text:p text:style-name="P39"/>
          </table:table-cell>
          <table:table-cell table:style-name="Tabla2.G17" office:value-type="string">
            <text:p text:style-name="P39"/>
          </table:table-cell>
          <table:table-cell table:style-name="Tabla2.H17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18" office:value-type="string">
            <text:p text:style-name="P20"><text:span text:style-name="T14">2nCN.BL2.1.2</text:span><text:span text:style-name="T16"> </text:span><text:span text:style-name="T19">Reconeix</text:span><text:span text:style-name="T14"> les característiques </text:span><text:span text:style-name="T19">de</text:span><text:span text:style-name="T16"> l'esquelet</text:span><text:span text:style-name="T14">, la </text:span><text:span text:style-name="T16">musculatura</text:span><text:span text:style-name="T14"> i les </text:span><text:span text:style-name="T16">articulacions</text:span><text:span text:style-name="T14"> del cos humà per mitjà de l'ús de </text:span><text:span text:style-name="T16">material didàctic manipulable.</text:span></text:p>
          </table:table-cell>
          <table:table-cell table:style-name="Tabla2.D18" office:value-type="string">
            <text:p text:style-name="P39">CMCT</text:p>
            <text:p text:style-name="P39">CD</text:p>
          </table:table-cell>
          <table:table-cell table:style-name="Tabla2.E18" office:value-type="string">
            <text:p text:style-name="P39"/>
          </table:table-cell>
          <table:table-cell table:style-name="Tabla2.F18" office:value-type="string">
            <text:p text:style-name="P39"/>
          </table:table-cell>
          <table:table-cell table:style-name="Tabla2.G18" office:value-type="string">
            <text:p text:style-name="P39"/>
          </table:table-cell>
          <table:table-cell table:style-name="Tabla2.H18" office:value-type="string">
            <text:p text:style-name="P39"/>
          </table:table-cell>
        </table:table-row>
        <table:table-row table:style-name="Tabla2.1">
          <table:table-cell table:style-name="Tabla2.A20" table:number-rows-spanned="2" office:value-type="string">
            <text:p text:style-name="P27">Nutrició i dieta equilibrada.</text:p>
            <text:p text:style-name="P29">Malalties comunes (p. e., deshidratació, desnutrició…).</text:p>
          </table:table-cell>
          <table:table-cell table:style-name="Tabla2.B20" table:number-rows-spanned="2" office:value-type="string">
            <text:p text:style-name="P12">2nCN.BL2.2 Adoptar hàbits d'alimentació sana i relacionar-los amb el bon funcionament del cos adoptant mesures preventives de malalties comunes relacionades amb mals hàbits.</text:p>
          </table:table-cell>
          <table:table-cell table:style-name="Tabla2.C19" office:value-type="string">
            <text:p text:style-name="P20"><text:span text:style-name="T28">2nCN.BL2.2.1 Adopta hàbits d'</text:span><text:span text:style-name="T27">alimentació sana</text:span><text:span text:style-name="T28"> i <text:s/></text:span><text:span text:style-name="T27">mesures preventives </text:span><text:span text:style-name="T28">de</text:span><text:span text:style-name="T27"> malalties </text:span><text:span text:style-name="T28">comunes relacionades amb </text:span><text:span text:style-name="T27">mals hàbits.</text:span></text:p>
          </table:table-cell>
          <table:table-cell table:style-name="Tabla2.D19" office:value-type="string">
            <text:p text:style-name="P39">CMCT</text:p>
            <text:p text:style-name="P39">SIEE</text:p>
            <text:p text:style-name="P39"/>
          </table:table-cell>
          <table:table-cell table:style-name="Tabla2.E19" office:value-type="string">
            <text:p text:style-name="P39"/>
          </table:table-cell>
          <table:table-cell table:style-name="Tabla2.F19" office:value-type="string">
            <text:p text:style-name="P39"/>
          </table:table-cell>
          <table:table-cell table:style-name="Tabla2.G19" office:value-type="string">
            <text:p text:style-name="P39"/>
          </table:table-cell>
          <table:table-cell table:style-name="Tabla2.H19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20" office:value-type="string">
            <text:p text:style-name="P20"><text:span text:style-name="T28">2nCN.BL2.2.2 Relaciona els <text:s/>hàbits d'alimentació</text:span><text:span text:style-name="T27"> sana amb</text:span><text:span text:style-name="T28"> el bon</text:span><text:span text:style-name="T27"> funcionament del cos i la prevenció de malalties comunes.</text:span></text:p>
          </table:table-cell>
          <table:table-cell table:style-name="Tabla2.D20" office:value-type="string">
            <text:p text:style-name="P39">CMCT</text:p>
            <text:p text:style-name="P39"><text:bookmark text:name="__DdeLink__967_8322572441"/>SIEE</text:p>
            <text:p text:style-name="P39"/>
          </table:table-cell>
          <table:table-cell table:style-name="Tabla2.E20" office:value-type="string">
            <text:p text:style-name="P39"/>
          </table:table-cell>
          <table:table-cell table:style-name="Tabla2.F20" office:value-type="string">
            <text:p text:style-name="P39"/>
          </table:table-cell>
          <table:table-cell table:style-name="Tabla2.G20" office:value-type="string">
            <text:p text:style-name="P39"/>
          </table:table-cell>
          <table:table-cell table:style-name="Tabla2.H20" office:value-type="string">
            <text:p text:style-name="P39"/>
          </table:table-cell>
        </table:table-row>
        <table:table-row table:style-name="Tabla2.1">
          <table:table-cell table:style-name="Tabla2.A22" table:number-rows-spanned="2" office:value-type="string">
            <text:p text:style-name="P27">Valoració i atenció al propi cos: autoestima.</text:p>
            <text:p text:style-name="P27">Jocs de presentació, coneixement, etc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a2.B22" table:number-rows-spanned="2" office:value-type="string">
            <text:p text:style-name="P16"><text:span text:style-name="T14">2nCN.BL2.3 Reconéixer i expressar, a través del joc, les emocions i sentiments i conéixer com es manifesten en el seu propi cos</text:span><text:span text:style-name="T21">.</text:span></text:p>
          </table:table-cell>
          <table:table-cell table:style-name="Tabla2.C21" office:value-type="string">
            <text:p text:style-name="P20"><text:span text:style-name="T14">2nCN.BL2.3.1 Reconeix, a través del joc, </text:span><text:span text:style-name="T16">com es manifesten en el seu propi cos </text:span><text:span text:style-name="T19">emocions</text:span><text:span text:style-name="T14"> i sentiments.</text:span></text:p>
          </table:table-cell>
          <table:table-cell table:style-name="Tabla2.D21" office:value-type="string">
            <text:p text:style-name="P39">CSC</text:p>
            <text:p text:style-name="P39">CAA</text:p>
          </table:table-cell>
          <table:table-cell table:style-name="Tabla2.E21" office:value-type="string">
            <text:p text:style-name="P39"/>
          </table:table-cell>
          <table:table-cell table:style-name="Tabla2.F21" office:value-type="string">
            <text:p text:style-name="P39"/>
          </table:table-cell>
          <table:table-cell table:style-name="Tabla2.G21" office:value-type="string">
            <text:p text:style-name="P39"/>
          </table:table-cell>
          <table:table-cell table:style-name="Tabla2.H21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22" office:value-type="string">
            <text:p text:style-name="P43"><text:span text:style-name="T6">2nCN.BL2.3.2 Expressa, a través del joc, </text:span><text:span text:style-name="T8">amb el seu propi cos</text:span><text:span text:style-name="T6">, les emocions i sentiments .</text:span></text:p>
          </table:table-cell>
          <table:table-cell table:style-name="Tabla2.D22" office:value-type="string">
            <text:p text:style-name="P38">CSC</text:p>
            <text:p text:style-name="P38">CAA</text:p>
          </table:table-cell>
          <table:table-cell table:style-name="Tabla2.E22" office:value-type="string">
            <text:p text:style-name="P38"/>
          </table:table-cell>
          <table:table-cell table:style-name="Tabla2.F22" office:value-type="string">
            <text:p text:style-name="P38"/>
          </table:table-cell>
          <table:table-cell table:style-name="Tabla2.G22" office:value-type="string">
            <text:p text:style-name="P38"/>
          </table:table-cell>
          <table:table-cell table:style-name="Tabla2.H22" office:value-type="string">
            <text:p text:style-name="P38"/>
          </table:table-cell>
        </table:table-row>
        <text:soft-page-break/>
        <table:table-row table:style-name="Tabla2.15">
          <table:table-cell table:style-name="Tabla2.H2" table:number-columns-spanned="8" office:value-type="string">
            <text:p text:style-name="P46">B<text:span text:style-name="T35">L</text:span>OC 3: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5">
          <table:table-cell table:style-name="Tabla2.A16" office:value-type="string">
            <text:p text:style-name="P49">CONTINGUTS</text:p>
          </table:table-cell>
          <table:table-cell table:style-name="Tabla2.A16" office:value-type="string">
            <text:p text:style-name="P50">CRITERIS D'AVALUACIÓ</text:p>
          </table:table-cell>
          <table:table-cell table:style-name="Tabla2.A16" office:value-type="string">
            <text:p text:style-name="P50"><text:span text:style-name="T3">INDICADORS </text:span><text:span text:style-name="T5">D'ÈXIT</text:span></text:p>
          </table:table-cell>
          <table:table-cell table:style-name="Tabla2.A16" office:value-type="string">
            <text:p text:style-name="P50">CCLV</text:p>
          </table:table-cell>
          <table:table-cell table:style-name="Tabla2.A16" office:value-type="string">
            <text:p text:style-name="P51">1<text:span text:style-name="T29">r</text:span> T</text:p>
          </table:table-cell>
          <table:table-cell table:style-name="Tabla2.A16" office:value-type="string">
            <text:p text:style-name="P51">2<text:span text:style-name="T29">n</text:span> T</text:p>
          </table:table-cell>
          <table:table-cell table:style-name="Tabla2.A16" office:value-type="string">
            <text:p text:style-name="P51">3<text:span text:style-name="T29">r</text:span> T</text:p>
          </table:table-cell>
          <table:table-cell table:style-name="Tabla2.H16" office:value-type="string">
            <text:p text:style-name="P51">FIN</text:p>
          </table:table-cell>
        </table:table-row>
        <table:table-row table:style-name="Tabla2.1">
          <table:table-cell table:style-name="Tabla2.C4" office:value-type="string">
            <text:p text:style-name="P23"/>
          </table:table-cell>
          <table:table-cell table:style-name="Tabla2.C4" office:value-type="string">
            <text:p text:style-name="P23">2nCN.BL3.1 Identificar i explicar les principals funcions dels sers vius (naixen, es relacionen, es reproduïxen i moren) i reconéixer les seues característiques a través de l’observació.</text:p>
          </table:table-cell>
          <table:table-cell table:style-name="Tabla2.C4" office:value-type="string">
            <text:p text:style-name="P32"><text:span text:style-name="T14">2nCN.BL3.1.1 Descriu </text:span><text:span text:style-name="T16">les principals funcions dels sers vius</text:span><text:span text:style-name="T14"> (nàixer, relacionar-se, reproduir-se i morir) i reconeix les seus principals característiques a través de l’observació de materials visuals.</text:span></text:p>
          </table:table-cell>
          <table:table-cell table:style-name="Tabla2.C4" office:value-type="string">
            <text:p text:style-name="P39">CMCT</text:p>
            <text:p text:style-name="P39">CSC</text:p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H25" office:value-type="string">
            <text:p text:style-name="P39"/>
          </table:table-cell>
        </table:table-row>
        <table:table-row table:style-name="Tabla2.1">
          <table:table-cell table:style-name="Tabla2.A26" office:value-type="string">
            <text:p text:style-name="P35"/>
          </table:table-cell>
          <table:table-cell table:style-name="Tabla2.B26" office:value-type="string">
            <text:p text:style-name="P35">2nCN.BL3.2 Observar i identificar les característiques físiques dels animals, així com les parts i tipus de plantes, i la seua utilitat per a la vida per mitjà de l'observació i experimentació.</text:p>
          </table:table-cell>
          <table:table-cell table:style-name="Tabla2.C26" office:value-type="string">
            <text:p text:style-name="P20"><text:span text:style-name="T14">2nCN.BL3.2.1 Descriu, a partir de l'observació i l'experimentació, les </text:span><text:span text:style-name="T16">característiques</text:span><text:span text:style-name="T15"> físiques dels animals</text:span><text:span text:style-name="T14"> i </text:span><text:span text:style-name="T16">les</text:span><text:span text:style-name="T15"> parts i tipus de plantes</text:span><text:span text:style-name="T14">, així com la seua utilitat per a la vida.</text:span></text:p>
          </table:table-cell>
          <table:table-cell table:style-name="Tabla2.D26" office:value-type="string">
            <text:p text:style-name="P39">CMCT</text:p>
            <text:p text:style-name="P39">CSC</text:p>
          </table:table-cell>
          <table:table-cell table:style-name="Tabla2.E26" office:value-type="string">
            <text:p text:style-name="P39"/>
          </table:table-cell>
          <table:table-cell table:style-name="Tabla2.F26" office:value-type="string">
            <text:p text:style-name="P39"/>
          </table:table-cell>
          <table:table-cell table:style-name="Tabla2.G26" office:value-type="string">
            <text:p text:style-name="P39"/>
          </table:table-cell>
          <table:table-cell table:style-name="Tabla2.H26" office:value-type="string">
            <text:p text:style-name="P39"/>
          </table:table-cell>
        </table:table-row>
        <table:table-row table:style-name="Tabla2.1">
          <table:table-cell table:style-name="Tabla2.A29" table:number-rows-spanned="3" office:value-type="string">
            <text:p text:style-name="P23"/>
          </table:table-cell>
          <table:table-cell table:style-name="Tabla2.B29" table:number-rows-spanned="3" office:value-type="string">
            <text:p text:style-name="P23">2nCN.BL3.3 Observar i identificar els ecosistemes com a entorn natural dels sers vius, i algunes causes de l’extinció d’espècies relacionades amb el seu hàbitat natural, fomentar hàbits d’atenció del medi ambient i proposar actuacions per a cuidar-les.</text:p>
          </table:table-cell>
          <table:table-cell table:style-name="Tabla2.C27" office:value-type="string">
            <text:p text:style-name="P20"><text:span text:style-name="T14">2nCN.BL3.3.1 Descriu </text:span><text:span text:style-name="T16">els</text:span><text:span text:style-name="T15"> ecosistemes com a entorn natural</text:span><text:span text:style-name="T22"> dels </text:span><text:span text:style-name="T14">sers vius.</text:span></text:p>
          </table:table-cell>
          <table:table-cell table:style-name="Tabla2.D27" office:value-type="string">
            <text:p text:style-name="P39">CMCT</text:p>
            <text:p text:style-name="P39">CSC</text:p>
          </table:table-cell>
          <table:table-cell table:style-name="Tabla2.E27" office:value-type="string">
            <text:p text:style-name="P39"/>
          </table:table-cell>
          <table:table-cell table:style-name="Tabla2.F27" office:value-type="string">
            <text:p text:style-name="P39"/>
          </table:table-cell>
          <table:table-cell table:style-name="Tabla2.G27" office:value-type="string">
            <text:p text:style-name="P39"/>
          </table:table-cell>
          <table:table-cell table:style-name="Tabla2.H27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28" office:value-type="string">
            <text:p text:style-name="P20"><text:span text:style-name="T14">2nCN.BL3.3.2 Reconeix algunes de les causes de l'extinció d'espècies </text:span><text:span text:style-name="T16">relacionades</text:span><text:span text:style-name="T15"> amb el seu hàbitat natural.</text:span></text:p>
          </table:table-cell>
          <table:table-cell table:style-name="Tabla2.D28" office:value-type="string">
            <text:p text:style-name="P39">CMCT</text:p>
            <text:p text:style-name="P39">CSC</text:p>
          </table:table-cell>
          <table:table-cell table:style-name="Tabla2.E28" office:value-type="string">
            <text:p text:style-name="P39"/>
          </table:table-cell>
          <table:table-cell table:style-name="Tabla2.F28" office:value-type="string">
            <text:p text:style-name="P39"/>
          </table:table-cell>
          <table:table-cell table:style-name="Tabla2.G28" office:value-type="string">
            <text:p text:style-name="P39"/>
          </table:table-cell>
          <table:table-cell table:style-name="Tabla2.H28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29" office:value-type="string">
            <text:p text:style-name="P20"><text:span text:style-name="T14">2nCN.BL3.3.3 Proposa actuacions del ser humà per a la protecció de les espècies </text:span><text:span text:style-name="T16">relacionades</text:span><text:span text:style-name="T15"> amb el seu hàbitat natural.</text:span></text:p>
          </table:table-cell>
          <table:table-cell table:style-name="Tabla2.D29" office:value-type="string">
            <text:p text:style-name="P39">CMCT</text:p>
            <text:p text:style-name="P39">CSC</text:p>
          </table:table-cell>
          <table:table-cell table:style-name="Tabla2.E29" office:value-type="string">
            <text:p text:style-name="P39"/>
          </table:table-cell>
          <table:table-cell table:style-name="Tabla2.F29" office:value-type="string">
            <text:p text:style-name="P39"/>
          </table:table-cell>
          <table:table-cell table:style-name="Tabla2.G29" office:value-type="string">
            <text:p text:style-name="P39"/>
          </table:table-cell>
          <table:table-cell table:style-name="Tabla2.H29" office:value-type="string">
            <text:p text:style-name="P39"/>
          </table:table-cell>
        </table:table-row>
        <table:table-row table:style-name="Tabla2.1">
          <table:table-cell table:style-name="Tabla2.C4" table:number-rows-spanned="2" office:value-type="string">
            <text:p text:style-name="P9"/>
          </table:table-cell>
          <table:table-cell table:style-name="Tabla2.C4" table:number-rows-spanned="2" office:value-type="string">
            <text:p text:style-name="P9">2nCN.BL4.1 Examinar i classificar diferents tipus de materials per al reciclatge, i promoure’n la reutilització i la reducció de rebutjos.</text:p>
          </table:table-cell>
          <table:table-cell table:style-name="Tabla2.C4" office:value-type="string">
            <text:p text:style-name="P17"><text:span text:style-name="T14">2nCN.BL4.1.1 Classifica diferents</text:span><text:span text:style-name="T15"> tipus de materials per al seu reciclatge</text:span><text:span text:style-name="T14">.</text:span></text:p>
          </table:table-cell>
          <table:table-cell table:style-name="Tabla2.C4" office:value-type="string">
            <text:p text:style-name="P39">CMCT</text:p>
            <text:p text:style-name="P39">SIEE</text:p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H25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31" office:value-type="string">
            <text:p text:style-name="P17"><text:span text:style-name="T14">2nCN.BL4.1.2 Participa en la </text:span><text:span text:style-name="T16">reutilització</text:span><text:span text:style-name="T15"> de diferents tipus de materials i la reducció de rebutjos</text:span><text:span text:style-name="T14"> a sa casa, al centre escolar i al barri.</text:span></text:p>
          </table:table-cell>
          <table:table-cell table:style-name="Tabla2.D31" office:value-type="string">
            <text:p text:style-name="P39">CMCT</text:p>
            <text:p text:style-name="P39">SIEE</text:p>
          </table:table-cell>
          <table:table-cell table:style-name="Tabla2.E31" office:value-type="string">
            <text:p text:style-name="P39"/>
          </table:table-cell>
          <table:table-cell table:style-name="Tabla2.F31" office:value-type="string">
            <text:p text:style-name="P39"/>
          </table:table-cell>
          <table:table-cell table:style-name="Tabla2.G31" office:value-type="string">
            <text:p text:style-name="P39"/>
          </table:table-cell>
          <table:table-cell table:style-name="Tabla2.H31" office:value-type="string">
            <text:p text:style-name="P39"/>
          </table:table-cell>
        </table:table-row>
        <table:table-row table:style-name="Tabla2.1">
          <table:table-cell table:style-name="Tabla2.A32" office:value-type="string">
            <text:p text:style-name="P20"/>
          </table:table-cell>
          <table:table-cell table:style-name="Tabla2.B32" office:value-type="string">
            <text:p text:style-name="P20">2nCN.BL4.2 Aplicar els procediments per a diferenciar la massa i el volum dels objectes a través de mesuraments.</text:p>
          </table:table-cell>
          <table:table-cell table:style-name="Tabla2.C32" office:value-type="string">
            <text:p text:style-name="P16"><text:span text:style-name="T14">2nCN.BL4.2.1 Aplica els procediments per a </text:span><text:span text:style-name="T15">diferenciar la massa i el volum</text:span><text:span text:style-name="T14"> dels objectes a través </text:span><text:span text:style-name="T15">de mesuraments</text:span><text:span text:style-name="T14">.</text:span></text:p>
            <text:p text:style-name="P19"/>
          </table:table-cell>
          <table:table-cell table:style-name="Tabla2.D32" office:value-type="string">
            <text:p text:style-name="P39">CMCT</text:p>
            <text:p text:style-name="P39">SIEE</text:p>
          </table:table-cell>
          <table:table-cell table:style-name="Tabla2.E32" office:value-type="string">
            <text:p text:style-name="P39"/>
          </table:table-cell>
          <table:table-cell table:style-name="Tabla2.F32" office:value-type="string">
            <text:p text:style-name="P39"/>
          </table:table-cell>
          <table:table-cell table:style-name="Tabla2.G32" office:value-type="string">
            <text:p text:style-name="P39"/>
          </table:table-cell>
          <table:table-cell table:style-name="Tabla2.H32" office:value-type="string">
            <text:p text:style-name="P39"/>
          </table:table-cell>
        </table:table-row>
        <text:soft-page-break/>
        <table:table-row table:style-name="Tabla2.1">
          <table:table-cell table:style-name="Tabla2.A34" table:number-rows-spanned="2" office:value-type="string">
            <text:p text:style-name="P13"/>
          </table:table-cell>
          <table:table-cell table:style-name="Tabla2.B34" table:number-rows-spanned="2" office:value-type="string">
            <text:p text:style-name="P20">2nCN.BL4.3 Planificar i realitzar experiències senzilles per a reconéixer la propagació del so i la força de la gravetat, respectant les normes d'ús, de seguretat i de conservació dels instruments i dels materials de treball a l'aula.</text:p>
          </table:table-cell>
          <table:table-cell table:style-name="Tabla2.C33" office:value-type="string">
            <text:p text:style-name="P17"><text:span text:style-name="T14">2nCN.BL4.3.1 </text:span><text:span text:style-name="T15">Reconeix</text:span><text:span text:style-name="T14"> en experiències senzilles </text:span><text:span text:style-name="T24">plan</text:span><text:span text:style-name="T25">ificades col·lectivament,</text:span><text:span text:style-name="T22"> </text:span><text:span text:style-name="T23">la</text:span><text:span text:style-name="T15"> propagació del so i la força de la gravetat.</text:span></text:p>
          </table:table-cell>
          <table:table-cell table:style-name="Tabla2.D33" office:value-type="string">
            <text:p text:style-name="P39">CMCT</text:p>
            <text:p text:style-name="P39">SIEE</text:p>
            <text:p text:style-name="P39"/>
          </table:table-cell>
          <table:table-cell table:style-name="Tabla2.E33" office:value-type="string">
            <text:p text:style-name="P39"/>
          </table:table-cell>
          <table:table-cell table:style-name="Tabla2.F33" office:value-type="string">
            <text:p text:style-name="P39"/>
          </table:table-cell>
          <table:table-cell table:style-name="Tabla2.G33" office:value-type="string">
            <text:p text:style-name="P39"/>
          </table:table-cell>
          <table:table-cell table:style-name="Tabla2.H33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34" office:value-type="string">
            <text:p text:style-name="P26"><text:span text:style-name="T6">2nCN.BL4.3.2 Respecta, amb la supervisió del docent, les </text:span><text:span text:style-name="T8">normes d'ús, seguretat i conservació</text:span><text:span text:style-name="T6"> dels materials de treball a l'aula</text:span><text:span text:style-name="T8">.</text:span></text:p>
          </table:table-cell>
          <table:table-cell table:style-name="Tabla2.D34" office:value-type="string">
            <text:p text:style-name="P38">CSC</text:p>
            <text:p text:style-name="P38">SIEE</text:p>
          </table:table-cell>
          <table:table-cell table:style-name="Tabla2.E34" office:value-type="string">
            <text:p text:style-name="P38"/>
          </table:table-cell>
          <table:table-cell table:style-name="Tabla2.F34" office:value-type="string">
            <text:p text:style-name="P38"/>
          </table:table-cell>
          <table:table-cell table:style-name="Tabla2.G34" office:value-type="string">
            <text:p text:style-name="P38"/>
          </table:table-cell>
          <table:table-cell table:style-name="Tabla2.H34" office:value-type="string">
            <text:p text:style-name="P38"/>
          </table:table-cell>
        </table:table-row>
        <table:table-row table:style-name="Tabla2.1">
          <table:table-cell table:style-name="Tabla2.C4" table:number-rows-spanned="2" office:value-type="string">
            <text:p text:style-name="P24"/>
          </table:table-cell>
          <table:table-cell table:style-name="Tabla2.C4" table:number-rows-spanned="2" office:value-type="string">
            <text:p text:style-name="P24">2nCN.BL5.1 Explorar i identificar màquines simples i quotidianes de l'entorn, amb la finalitat de classificar-les segons la seua utilitat i descriure la seua contribució al benestar humà.</text:p>
          </table:table-cell>
          <table:table-cell table:style-name="Tabla2.C4" office:value-type="string">
            <text:p text:style-name="P20"><text:span text:style-name="T14">2nCN.BL5.1.1 Classifica, segons la</text:span><text:span text:style-name="T15"> utilitat</text:span><text:span text:style-name="T19">,</text:span><text:span text:style-name="T15"> màquines simples i quotidianes de l'entorn, aparells domèstics i dispositius TIC: Internet</text:span><text:span text:style-name="T14">.</text:span></text:p>
          </table:table-cell>
          <table:table-cell table:style-name="Tabla2.C4" office:value-type="string">
            <text:p text:style-name="P39">CMCT</text:p>
            <text:p text:style-name="P39">CSC</text:p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C4" office:value-type="string">
            <text:p text:style-name="P39"/>
          </table:table-cell>
          <table:table-cell table:style-name="Tabla2.H25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36" office:value-type="string">
            <text:p text:style-name="P20"><text:span text:style-name="T14">2nCN.BL5.1.2 Descriu la </text:span><text:span text:style-name="T16">contribució</text:span><text:span text:style-name="T15"> al benestar</text:span><text:span text:style-name="T16"> humà de màquines simples, aparells domèstics i dispositius TIC: Internet. <text:s/></text:span></text:p>
          </table:table-cell>
          <table:table-cell table:style-name="Tabla2.D36" office:value-type="string">
            <text:p text:style-name="P39">CMCT</text:p>
            <text:p text:style-name="P39">CD</text:p>
          </table:table-cell>
          <table:table-cell table:style-name="Tabla2.E36" office:value-type="string">
            <text:p text:style-name="P39"/>
          </table:table-cell>
          <table:table-cell table:style-name="Tabla2.F36" office:value-type="string">
            <text:p text:style-name="P39"/>
          </table:table-cell>
          <table:table-cell table:style-name="Tabla2.G36" office:value-type="string">
            <text:p text:style-name="P39"/>
          </table:table-cell>
          <table:table-cell table:style-name="Tabla2.H36" office:value-type="string">
            <text:p text:style-name="P39"/>
          </table:table-cell>
        </table:table-row>
        <table:table-row table:style-name="Tabla2.1">
          <table:table-cell table:style-name="Tabla2.A38" table:number-rows-spanned="2" office:value-type="string">
            <text:p text:style-name="P34"/>
          </table:table-cell>
          <table:table-cell table:style-name="Tabla2.B38" table:number-rows-spanned="2" office:value-type="string">
            <text:p text:style-name="P35">2nCN.BL5.2 Reconéixer i qüestionar la importància de la tecnologia en la vida quotidiana i alguns avanços de la ciència que milloren l'alimentació i reconéixer la seua contribució a les necessitats humanes.</text:p>
          </table:table-cell>
          <table:table-cell table:style-name="Tabla2.C37" office:value-type="string">
            <text:p text:style-name="P31"><text:span text:style-name="T13">2nCN.BL5.2.1. Reconeix la importància de la tecnologia a l’escola</text:span><text:span text:style-name="T17">, la llar i en l’oci.</text:span></text:p>
          </table:table-cell>
          <table:table-cell table:style-name="Tabla2.D37" office:value-type="string">
            <text:p text:style-name="P39">CMCT</text:p>
            <text:p text:style-name="P39">CSC</text:p>
          </table:table-cell>
          <table:table-cell table:style-name="Tabla2.E37" office:value-type="string">
            <text:p text:style-name="P39"/>
          </table:table-cell>
          <table:table-cell table:style-name="Tabla2.F37" office:value-type="string">
            <text:p text:style-name="P39"/>
          </table:table-cell>
          <table:table-cell table:style-name="Tabla2.G37" office:value-type="string">
            <text:p text:style-name="P39"/>
          </table:table-cell>
          <table:table-cell table:style-name="Tabla2.H37" office:value-type="string">
            <text:p text:style-name="P39"/>
          </table:table-cell>
        </table:table-row>
        <table:table-row table:style-name="Tabla2.1">
          <table:covered-table-cell/>
          <table:covered-table-cell/>
          <table:table-cell table:style-name="Tabla2.C38" office:value-type="string">
            <text:p text:style-name="P13"><text:span text:style-name="T6">2nCN.BL5.2.2 Reconeix els beneficis i els riscos d'alguns avanços de la ciència que</text:span><text:span text:style-name="T7"> milloren l'alimentació i la seua contribució a les necessitat</text:span><text:span text:style-name="T11">s </text:span><text:span text:style-name="T12">humanes</text:span><text:span text:style-name="T7">.</text:span></text:p>
          </table:table-cell>
          <table:table-cell table:style-name="Tabla2.D38" office:value-type="string">
            <text:p text:style-name="P38">CMCT</text:p>
            <text:p text:style-name="P38">CS</text:p>
          </table:table-cell>
          <table:table-cell table:style-name="Tabla2.E38" office:value-type="string">
            <text:p text:style-name="P38"/>
          </table:table-cell>
          <table:table-cell table:style-name="Tabla2.F38" office:value-type="string">
            <text:p text:style-name="P38"/>
          </table:table-cell>
          <table:table-cell table:style-name="Tabla2.G38" office:value-type="string">
            <text:p text:style-name="P38"/>
          </table:table-cell>
          <table:table-cell table:style-name="Tabla2.H38" office:value-type="string">
            <text:p text:style-name="P3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 style:snap-to-layout-grid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snap-to-layout-grid="false"/>
      <style:text-properties fo:color="#000000"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estern" style:family="paragraph" style:parent-style-name="Standard">
      <style:paragraph-properties fo:margin-top="0cm" fo:margin-bottom="0.25cm" style:contextual-spacing="false"/>
      <style:text-properties style:font-name="Times" fo:font-family="Times, 'Times New Roman'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MP2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MP3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-0.111cm" svg:y="0.067cm" svg:width="2.335cm" svg:height="1.693cm" draw:z-index="4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2"><text:tab/><text:span text:style-name="MT2">Alumne:<text:tab/>NAC:<text:tab/>NRC:</text:span></text:p>
      </style:header>
    </style:master-page>
    <style:master-page style:name="_31_" style:display-name="1" style:page-layout-name="Mpm2">
      <style:header>
        <text:p text:style-name="MP3"><draw:frame draw:style-name="Mfr1" draw:name="Imatge1" text:anchor-type="char" svg:x="-0.111cm" svg:y="0.067cm" svg:width="2.335cm" svg:height="1.693cm" draw:z-index="0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4"><text:tab/><text:span text:style-name="MT2">Alumne:<text:tab/>NAC:<text:tab/>NRC:</text:span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8:02:41.142041706</meta:creation-date>
    <dc:date>2015-10-09T23:29:45.211866023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2" meta:object-count="0" meta:page-count="5" meta:paragraph-count="181" meta:word-count="1615" meta:character-count="10730" meta:non-whitespace-character-count="9254"/>
  </office:meta>
</office:document-meta>
</file>